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1" svg:font-family="'Times New Roman'" style:font-family-generic="roman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left="0in" fo:margin-right="0.4252in" fo:text-indent="0in" style:auto-text-indent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left="0.5in" fo:margin-right="0.4252in" fo:text-indent="0in" style:auto-text-indent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left="0.5in" fo:margin-right="0.4252in" fo:text-align="center" style:justify-single-word="false" fo:text-indent="0in" style:auto-text-indent="false" style:text-autospace="none"/>
      <style:text-properties style:font-name="Times New Roman1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left="0.5in" fo:margin-right="0.4252in" fo:text-indent="0in" style:auto-text-indent="false" style:text-autospace="non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style:paragraph-properties fo:margin-left="0.5in" fo:margin-right="0.4252in" fo:text-indent="0in" style:auto-text-indent="false" style:text-autospace="none"/>
      <style:text-properties style:font-name="Times New Roman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7" style:family="paragraph" style:parent-style-name="Standard">
      <style:paragraph-properties fo:margin-left="0.5in" fo:margin-right="0.4252in" fo:text-indent="0in" style:auto-text-indent="false" style:text-autospace="none"/>
      <style:text-properties style:font-name="Times New Roman1" fo:font-size="12pt" style:text-underline-style="none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 style:list-style-name="L1">
      <style:paragraph-properties fo:margin-left="0.5in" fo:margin-right="0.4252in" fo:text-indent="0in" style:auto-text-indent="false" style:text-autospace="none">
        <style:tab-stops>
          <style:tab-stop style:position="0.5in"/>
        </style:tab-stops>
      </style:paragraph-properties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style:paragraph-properties fo:margin-left="0in" fo:margin-right="0.4252in" fo:text-indent="0in" style:auto-text-indent="false" style:text-autospace="non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margin-left="0in" fo:margin-right="0.4252in" fo:text-indent="0in" style:auto-text-indent="false" style:text-autospac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min-label-width="0.25in"/>
      </text:list-level-style-number>
      <text:list-level-style-number text:level="2" style:num-suffix="." style:num-format="1">
        <style:list-level-properties text:space-before="0.25in" text:min-label-width="0.25in"/>
      </text:list-level-style-number>
      <text:list-level-style-number text:level="3" style:num-suffix="." style:num-format="1">
        <style:list-level-properties text:space-before="0.5in" text:min-label-width="0.25in"/>
      </text:list-level-style-number>
      <text:list-level-style-number text:level="4" style:num-suffix="." style:num-format="1">
        <style:list-level-properties text:space-before="0.75in" text:min-label-width="0.25in"/>
      </text:list-level-style-number>
      <text:list-level-style-number text:level="5" style:num-suffix="." style:num-format="1">
        <style:list-level-properties text:space-before="1in" text:min-label-width="0.25in"/>
      </text:list-level-style-number>
      <text:list-level-style-number text:level="6" style:num-suffix="." style:num-format="1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1">
        <style:list-level-properties text:space-before="1.75in" text:min-label-width="0.25in"/>
      </text:list-level-style-number>
      <text:list-level-style-number text:level="9" style:num-suffix="." style:num-format="1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2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ah Fullerton</text:p>
      <text:p text:style-name="P2">MFA Project Journal</text:p>
      <text:p text:style-name="P3"/>
      <text:p text:style-name="P3"/>
      <text:p text:style-name="P3"/>
      <text:p text:style-name="P4">Revisions and Design Process of MFA-256</text:p>
      <text:p text:style-name="P5"/>
      <text:p text:style-name="P5"><text:tab/>MFA was first designed to be a 196-bit hash algorithm based off of the classic Merkle-Damgard (MD) design of iterated hash functions. <text:s/>Its shape first took the basic form of MD5 without its message re-ordering. <text:s/>After doing research on the attacks of MD5, it was thought that a much more secure design was needed to keep the algorithm from being broken by a variant of the same attack that broke MD5. <text:s/>The focus of this new design started with the internals of the compression function.</text:p>
      <text:p text:style-name="P5"><text:tab/>In the SHA and MDx family of hash algorithms a boolean function is typically used in the step functions of the compression functions. <text:s/>These boolean functions were designed to act unbiased and be one-way functions. <text:s/>Although, It was never proven that these functions added much security to the step function. <text:s/>In fact, the Wang <text:span text:style-name="T1">et al</text:span><text:span text:style-name="T2"> attack on the SHA and MDx family of hash algorithms used the boolean functions to help create local collision patterns. <text:s/>These patterns were then used to create disturbance vectors and differential paths that were used in the collision attacks on these algorithms. <text:s/>It is this fact that is the reason boolean functions don't exist in MFA.</text:span></text:p>
      <text:p text:style-name="P6"><text:tab/>After awhile the hash size was increased to 256 bits. <text:s/>This is because of the strength of symmetric encryption. <text:s/>Due to the birthday attack, it takes 2<text:span text:style-name="T3">n/2</text:span> trials at random to crack an n-bit symmetric encryption algorithm. <text:s/>Seeing that 128 bit symmetric encryption is seen as the smallest key size that is safe and that it also takes 2<text:span text:style-name="T3">n/2</text:span> trials at random to pull off a successful collision attack on a hash algorithm, a 256 bit hash algorithm is needed to match this security.</text:p>
      <text:p text:style-name="P5"/>
      <text:p text:style-name="P5"><text:tab/>Cryptographers have thought up pre-message processing schemes that add collision resistance to broken algorithms such as MD5 and SHA-1. <text:s/>These techniques permute and modify the inputed message without changing the underlying algorithms [1]. <text:s/>After looking at the message expansion of SHA-1, it seemed that it doesn't provide enough avalanche effect on the given message block. <text:s/>This is one reason why local collisions are pulled of with as much ease as they are.</text:p>
      <text:p text:style-name="P5"><text:tab/>SHA-IME, a proposed hash algorithm [2], is basically SHA-1 with an augmented message expansion scheme. <text:s/>This expansion scheme is proven to provide a much higher hamming weight then what the original scheme provided. <text:s/>The flaw in SHA-IME is that is uses the same base algorithm, SHA-1. <text:s/>This algorithm has been broken. <text:s/>One of it's greatest weaknesses is its poor step function. <text:s/>A stronger step function should be provided to either prevent local collisions, or greatly increase the work needed to generate and calculate such a patten</text:p>
      <text:p text:style-name="P5"/>
      <text:p text:style-name="P4">The Enemies of Hash Algorithms</text:p>
      <text:p text:style-name="P5"/>
      <text:p text:style-name="P7">Collision Attacks:</text:p>
      <text:p text:style-name="P5">Collision attacks exist on algorithms such as: SHA1, SHA0, MD5, MD4, HAVAL-128 and RIPEMD. <text:s/>The collision attack seems to be the “gateway” attack that, once successfully pulled off, can be the starting point for constructing more powerful attacks such as a pre-image or 2nd pre-image attack. <text:s/>Therefore, time must be taken to ensure strong collision-resistance exists.</text:p>
      <text:p text:style-name="P5"/>
      <text:p text:style-name="P5">The recent attacks on SHA0, SHA1 and MD5 are multi-block collision attacks. <text:s/>These are implemented by finding near collisions after processing several message blocks, then converting these near collisions to a full collision. <text:s/>In the Wang <text:span text:style-name="T1">et al</text:span> attack on MD5 and SHA-1, the hardest part of finding multi-block collisions lies in computing the first message block. <text:s/>After a useful first block is computed, the complexity of finding the second block in the collision is greatly reduced [3]. <text:s/>This can be seen as a weakness in the MD construction. <text:s/>If the complexity of finding each block in a collision stayed at a relatively constant level, then the totally complexity of the attack may rise above the level of feasibility. <text:s/>Using multiple compression functions is one way of increasing the complexity of finding multi-block collisions.</text:p>
      <text:p text:style-name="P5"/>
      <text:p text:style-name="P7">Local Collisions:</text:p>
      <text:p text:style-name="P5">By applying each expanded message word in the step operations of each compression function twice, it greatly decreases the probability of a local collision [4]. <text:s/>Once a small difference is applied in a message word, this difference is now introduced in more than one place inside the step operations. <text:s/>Because of this, it is much harder to cancel out and absorb all the differences.</text:p>
      <text:p text:style-name="P5"/>
      <text:p text:style-name="P4">Design Comparisons</text:p>
      <text:p text:style-name="P5"/>
      <text:p text:style-name="P5"><text:tab/>Speed wise, MFA runs slower than SHA-1 and MD5. <text:s/>Speed is often important in hash algorithms because they are used frequently. <text:s/>The slower the algorithm, the longer it takes to run a cryptographic protocol. <text:s/>This speed decrease should be acceptable though. <text:s/>Security must never be substituted for speed. <text:s/>As protocols and cryptographic primitives evolve and become stronger as time goes on, it is expected that their running times increase. <text:s/>But, as computers increase in speed and storage capacity, these slightly longer running times are more than acceptable and often go on unseen.</text:p>
      <text:p text:style-name="P5"><text:tab/>Comparing the message expansion scheme between MFA and SHA-1, there is a huge difference. <text:s/>MFA uses much more complex recurrence relations. <text:s/>This is acceptable due to the fact that SHA-1's expansion scheme has been broken and labeled as having a poor avalanche effect.</text:p>
      <text:p text:style-name="P5"><text:tab/>The step functions of MFA are also much more complex than MD5 and SHA-1. <text:s/>The reason for this is to avoid the high probability of a local collision. <text:s/>Using the constant table and applying each message word twice are just two features that increase the possibility of a local collision.</text:p>
      <text:p text:style-name="P5"><text:tab/>In MFA, a whole block is appended to the message after padding the message with zero's. <text:s/>In MD5 and SHA-1, no such block is appended. <text:s/>Instead only the bit length of the <text:s/>message is appended as the MD strengthening suggests. <text:s/>Even though, space is provided for the length extension to keep the message from unnecessarily growing. <text:s/>With MFA, the time it takes to calculate this extra block is trivial. <text:s/>Only milliseconds pass by as this extra block is calculated. <text:s/>The security that this extra block supplies is more than enough to compensate for the time in which it takes to calculate.</text:p>
      <text:p text:style-name="P5"/>
      <text:p text:style-name="P4">Constant Table</text:p>
      <text:p text:style-name="P4"/>
      <text:p text:style-name="P5">Using a dynamic index to the constant table is another aspect of the security of MFA. <text:s/>Applying the constants in this fashion rather than linearly, as do other algorithms, provides another layer of strength against local collisions. <text:s/>When the index to the constant table is changed even a tiny bit a totally different constant is returned, with high probability. <text:s/>Therefore, a small difference in a chaining variable or expanded message word of a single bit, can introduce on average 16 bits of difference into the step functions. <text:s/>This is critical. <text:s/>Usually, local collisions use the carry effect and the boolean function to absorb and introduce differences between two messages calculated in parallel. <text:s/>Since there exist no boolean functions in MFA, and the dynamic index to the constant table hash the potential to introduce and spreads large differences, the probability of a local collision is greatly reduced. <text:s/>The time it takes to in calculating such a phenomenon, because of this, is greatly increased.</text:p>
      <text:p text:style-name="P5"/>
      <text:p text:style-name="P7">References</text:p>
      <text:p text:style-name="P5"/>
      <text:p text:style-name="P5">1.<text:tab/>Collision Resistant Usage of SHA-1 via Message Pre-processing</text:p>
      <text:p text:style-name="P5"><text:tab/>Michael Szydlo (RSA Security), Yiqun Lisa Yin (Independent Consultant)</text:p>
      <text:list text:style-name="L1">
        <text:list-item>
          <text:p text:style-name="P8"><text:s text:c="6"/>A Simple and Provably Good Code for SHA Message Expansion</text:p>
        </text:list-item>
      </text:list>
      <text:p text:style-name="P9"><text:tab/><text:tab/>Charanjit S. Jutla (IBM Thomas J. Watson Research Center)</text:p>
      <text:p text:style-name="P9"><text:tab/><text:tab/>Anindya C. Patthak (University of Texas at Austin)</text:p>
      <text:p text:style-name="P9"><text:tab/>3.<text:tab/>Constructing Secure Hash Functions by Enhancing Merkle-Damgard Construction</text:p>
      <text:p text:style-name="P9"><text:tab/><text:tab/>Praveen Gauravaram1, William Millan1 and Ed Dawson1 and</text:p>
      <text:p text:style-name="P9"><text:tab/><text:tab/>Kapali Viswanathan</text:p>
      <text:p text:style-name="P9"><text:tab/>4.<text:tab/>A New 256-bit Hash Function DHA-256</text:p>
      <text:p text:style-name="P10"><text:span text:style-name="T4"><text:tab/><text:tab/>Jesang Lee, Donghoon Chang, Hyun Kim, Eunjin Lee, Deukjo Hong, Jaechul <text:tab/><text:tab/><text:tab/>Sung, Seokhie Hong, Sangjin Lee Korea Univ, University of Seou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1" svg:font-family="'Times New Roman'" style:font-family-generic="roman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Micah Fullerton</meta:initial-creator>
    <meta:creation-date>2006-04-30T13:50:03</meta:creation-date>
    <dc:creator>Micah Fullerton</dc:creator>
    <dc:date>2006-05-04T03:55:29</dc:date>
    <dc:language>en-US</dc:language>
    <meta:editing-cycles>84</meta:editing-cycles>
    <meta:editing-duration>PT1H5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32" meta:word-count="1292" meta:character-count="7780"/>
  </office:meta>
</office:document-meta>
</file>